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aluation method</text:p>
      <text:p text:style-name="Standard"/>
      <text:p text:style-name="Standard">Performance based on speed being 75% and the total accuracy being 25%. <text:s/>So, the speed will take priority over the error, but still allow for more accurate values to over come the speed. <text:s text:c="2"/></text:p>
      <text:p text:style-name="Standard"/>
      <text:p text:style-name="Standard">Comparison</text:p>
      <text:p text:style-name="Standard">A PID controller to a P, PI, and PD controller will be tested with similar values. <text:s/>This will show the benefit to having each of the terms and how they effect the performance. 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5T07:09:19.29</meta:creation-date>
    <dc:date>2011-04-15T07:22:30.67</dc:date>
    <meta:editing-duration>PT13M13S</meta:editing-duration>
    <meta:editing-cycles>6</meta:editing-cycles>
    <meta:generator>OpenOffice.org/3.3$Win32 OpenOffice.org_project/330m20$Build-9567</meta:generator>
    <meta:document-statistic meta:table-count="0" meta:image-count="0" meta:object-count="0" meta:page-count="1" meta:paragraph-count="4" meta:word-count="69" meta:character-count="392"/>
  </office:meta>
</office:document-meta>
</file>